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/>
          <table:table-cell office:value-type="string" calcext:value-type="string">
            <text:p>year</text:p>
          </table:table-cell>
          <table:table-cell office:value-type="string" calcext:value-type="string">
            <text:p>land/aqua</text:p>
          </table:table-cell>
          <table:table-cell office:value-type="string" calcext:value-type="string">
            <text:p>organisms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lement-base</text:p>
          </table:table-cell>
          <table:table-cell office:value-type="string" calcext:value-type="string">
            <text:p>unit-based</text:p>
          </table:table-cell>
          <table:table-cell office:value-type="string" calcext:value-type="string">
            <text:p>time-frame</text:p>
          </table:table-cell>
          <table:table-cell office:value-type="string" calcext:value-type="string">
            <text:p>thermocline</text:p>
          </table:table-cell>
          <table:table-cell office:value-type="string" calcext:value-type="string">
            <text:p>density-dep mortality</text:p>
          </table:table-cell>
          <table:table-cell office:value-type="string" calcext:value-type="string">
            <text:p>trophic levels (main+decomposer)</text:p>
          </table:table-cell>
          <table:table-cell office:value-type="string" calcext:value-type="string">
            <text:p>explicit players</text:p>
          </table:table-cell>
          <table:table-cell office:value-type="string" calcext:value-type="string">
            <text:p>light intensity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respiration term</text:p>
          </table:table-cell>
          <table:table-cell office:value-type="string" calcext:value-type="string">
            <text:p>resource allocation term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/>
          <table:table-cell table:style-name="ce1" office:value-type="string" calcext:value-type="string">
            <text:p>this project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CPB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yes</text:p>
          </table:table-cell>
          <table:table-cell table:style-name="ce1"/>
        </table:table-row>
        <table:table-row table:style-name="ro3">
          <table:table-cell office:value-type="string" calcext:value-type="string">
            <text:p>Evans and Parslow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Z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subarctic 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+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ad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tandfonline.com/doi/pdf/10.1080/01965581.1985.10749478" xlink:type="simple">https://www.tandfonline.com/doi/pdf/10.1080/01965581.1985.10749478</text:a></text:p>
          </table:table-cell>
        </table:table-row>
        <table:table-row table:style-name="ro2">
          <table:table-cell office:value-type="string" calcext:value-type="string">
            <text:p>Frost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(Z)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subarctic 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+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ad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int-res.com/articles/meps/39/m039p049.pdf" xlink:type="simple">https://www.int-res.com/articles/meps/39/m039p049.pdf</text:a></text:p>
          </table:table-cell>
        </table:table-row>
        <table:table-row table:style-name="ro3">
          <table:table-cell office:value-type="string" calcext:value-type="string">
            <text:p>Fasham et 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NPZDB(DOM)</text:p>
          </table:table-cell>
          <table:table-cell office:value-type="string" calcext:value-type="string">
            <text:p>homogenous</text:p>
          </table:table-cell>
          <table:table-cell office:value-type="string" calcext:value-type="string">
            <text:p>Sargasso s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ad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ingentaconnect.com/content/jmr/jmr/1990/00000048/00000003/art00006?crawler=true&amp;mimetype=application/pdf" xlink:type="simple">https://www.ingentaconnect.com/content/jmr/jmr/1990/00000048/00000003/art00006?crawler=true&amp;mimetype=application/pdf</text:a></text:p>
          </table:table-cell>
        </table:table-row>
        <table:table-row table:style-name="ro3">
          <table:table-cell office:value-type="string" calcext:value-type="string">
            <text:p>Robinson et al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P2Z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upwell P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3+0</text:p>
          </table:table-cell>
          <table:table-cell office:value-type="string" calcext:value-type="string">
            <text:p>no equ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academic.oup.com/plankt/article-pdf/15/2/161/4349641/15-2-161.pdf" xlink:type="simple">https://academic.oup.com/plankt/article-pdf/15/2/161/4349641/15-2-161.pdf</text:a></text:p>
          </table:table-cell>
        </table:table-row>
        <table:table-row table:style-name="ro3">
          <table:table-cell office:value-type="string" calcext:value-type="string">
            <text:p>Fasha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NPZDB(DOM)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ubarctic Pac</text:p>
          </table:table-cell>
          <table:table-cell table:number-columns-repeated="6" office:value-type="string" calcext:value-type="string">
            <text:p>//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string" calcext:value-type="string">
            <text:p>//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royalsocietypublishing.org/doi/pdf/10.1098/rstb.1995.0062" xlink:type="simple">https://royalsocietypublishing.org/doi/pdf/10.1098/rstb.1995.0062</text:a></text:p>
          </table:table-cell>
        </table:table-row>
        <table:table-row table:style-name="ro3">
          <table:table-cell office:value-type="string" calcext:value-type="string">
            <text:p>Matear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NP2ZDB(DOM)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subarctic 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+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ingentaconnect.com/contentone/jmr/jmr/1995/00000053/00000004/art00003?crawler=true" xlink:type="simple">https://www.ingentaconnect.com/contentone/jmr/jmr/1995/00000053/00000004/art00003?crawler=true</text:a></text:p>
          </table:table-cell>
        </table:table-row>
        <table:table-row table:style-name="ro3">
          <table:table-cell office:value-type="string" calcext:value-type="string">
            <text:p>Hurtt and Armstrong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NPR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Sargasso s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+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ad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0967064596000070" xlink:type="simple">https://www.sciencedirect.com/science/article/pii/0967064596000070</text:a></text:p>
          </table:table-cell>
        </table:table-row>
        <table:table-row table:style-name="ro2">
          <table:table-cell office:value-type="string" calcext:value-type="string">
            <text:p>Xiao et al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NP</text:p>
          </table:table-cell>
          <table:table-cell office:value-type="string" calcext:value-type="string">
            <text:p>dual cycles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C,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+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a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://web.mit.edu/globalchange/www/rpt8.html" xlink:type="simple">http://web.mit.edu/globalchange/www/rpt8.html</text:a></text:p>
          </table:table-cell>
        </table:table-row>
        <table:table-row table:style-name="ro2">
          <table:table-cell office:value-type="string" calcext:value-type="string">
            <text:p>Popoca et a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ZD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+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academic.oup.com/plankt/article/19/10/1495/1488759" xlink:type="simple">https://academic.oup.com/plankt/article/19/10/1495/1488759</text:a></text:p>
          </table:table-cell>
        </table:table-row>
        <table:table-row table:style-name="ro3">
          <table:table-cell office:value-type="string" calcext:value-type="string">
            <text:p>Anderson and William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NPZDB(DOM)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nglish Chann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272771497902572" xlink:type="simple">https://www.sciencedirect.com/science/article/pii/S0272771497902572</text:a></text:p>
          </table:table-cell>
        </table:table-row>
        <table:table-row table:style-name="ro3">
          <table:table-cell office:value-type="string" calcext:value-type="string">
            <text:p>Spitz et a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NPZDB(DOM)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Sargasso s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+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924796397000997" xlink:type="simple">https://www.sciencedirect.com/science/article/pii/S0924796397000997</text:a></text:p>
          </table:table-cell>
        </table:table-row>
        <table:table-row table:style-name="ro2">
          <table:table-cell office:value-type="string" calcext:value-type="string">
            <text:p>Fennel et 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ZD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Sargasso s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+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92479630000083X" xlink:type="simple">https://www.sciencedirect.com/science/article/pii/S092479630000083X</text:a></text:p>
          </table:table-cell>
        </table:table-row>
        <table:table-row table:style-name="ro2">
          <table:table-cell office:value-type="string" calcext:value-type="string">
            <text:p>Natvik et 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Z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lemish Cap</text:p>
          </table:table-cell>
          <table:table-cell table:number-columns-repeated="6" office:value-type="string" calcext:value-type="string">
            <text:p>//</text:p>
          </table:table-cell>
          <table:table-cell office:value-type="string" calcext:value-type="string">
            <text:p>not a model</text:p>
          </table:table-cell>
          <table:table-cell table:number-columns-repeated="2" office:value-type="string" calcext:value-type="string">
            <text:p>//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924796300000828" xlink:type="simple">https://www.sciencedirect.com/science/article/pii/S0924796300000828</text:a></text:p>
          </table:table-cell>
        </table:table-row>
        <table:table-row table:style-name="ro2">
          <table:table-cell office:value-type="string" calcext:value-type="string">
            <text:p>Schartau et 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Z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Sargasso s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+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967064500001612" xlink:type="simple">https://www.sciencedirect.com/science/article/pii/S0967064500001612</text:a></text:p>
          </table:table-cell>
        </table:table-row>
        <table:table-row table:style-name="ro3">
          <table:table-cell office:value-type="string" calcext:value-type="string">
            <text:p>Spitz et 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NPZDB(DOM)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Sargasso s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+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967064500001594" xlink:type="simple">https://www.sciencedirect.com/science/article/pii/S0967064500001594</text:a></text:p>
          </table:table-cell>
        </table:table-row>
        <table:table-row table:style-name="ro3">
          <table:table-cell office:value-type="string" calcext:value-type="string">
            <text:p>Ito and Oikaw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homogenous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nsity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ad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304380001004732" xlink:type="simple">https://www.sciencedirect.com/science/article/pii/S0304380001004732</text:a></text:p>
          </table:table-cell>
        </table:table-row>
        <table:table-row table:style-name="ro3">
          <table:table-cell office:value-type="string" calcext:value-type="string">
            <text:p>Hemmings et al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Z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N Atlantic</text:p>
          </table:table-cell>
          <table:table-cell table:number-columns-repeated="6" office:value-type="string" calcext:value-type="string">
            <text:p>//</text:p>
          </table:table-cell>
          <table:table-cell office:value-type="string" calcext:value-type="string">
            <text:p>stat</text:p>
          </table:table-cell>
          <table:table-cell table:number-columns-repeated="2" office:value-type="string" calcext:value-type="string">
            <text:p>//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924796304001010" xlink:type="simple">https://www.sciencedirect.com/science/article/pii/S0924796304001010</text:a></text:p>
          </table:table-cell>
        </table:table-row>
        <table:table-row table:style-name="ro1">
          <table:table-cell office:value-type="string" calcext:value-type="string">
            <text:p>Onitsuka and Yanag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ZD, 2N2P3Z(DOM)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Japan s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+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link.springer.com/content/pdf/10.1007/s10872-005-0051-1.pdf" xlink:type="simple">https://link.springer.com/content/pdf/10.1007/s10872-005-0051-1.pdf</text:a></text:p>
          </table:table-cell>
        </table:table-row>
        <table:table-row table:style-name="ro2">
          <table:table-cell office:value-type="string" calcext:value-type="string">
            <text:p>Findlay et a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hypothetical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+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academic.oup.com/plankt/article/28/2/209/1428450" xlink:type="simple">https://academic.oup.com/plankt/article/28/2/209/1428450</text:a></text:p>
          </table:table-cell>
        </table:table-row>
        <table:table-row table:style-name="ro3">
          <table:table-cell office:value-type="string" calcext:value-type="string">
            <text:p>Mitra et 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NPZDB(DOM)</text:p>
          </table:table-cell>
          <table:table-cell office:value-type="string" calcext:value-type="string">
            <text:p>homogenous</text:p>
          </table:table-cell>
          <table:table-cell office:value-type="string" calcext:value-type="string">
            <text:p>N Atlan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+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erturb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aslopubs.onlinelibrary.wiley.com/doi/pdf/10.4319/lo.2007.52.2.0649" xlink:type="simple">https://aslopubs.onlinelibrary.wiley.com/doi/pdf/10.4319/lo.2007.52.2.0649</text:a></text:p>
          </table:table-cell>
        </table:table-row>
        <table:table-row table:style-name="ro3">
          <table:table-cell office:value-type="string" calcext:value-type="string">
            <text:p>Mit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NPZDB(DOM)</text:p>
          </table:table-cell>
          <table:table-cell office:value-type="string" calcext:value-type="string">
            <text:p>homogenous</text:p>
          </table:table-cell>
          <table:table-cell office:value-type="string" calcext:value-type="string">
            <text:p>N Atlan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nibalis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304380008005899" xlink:type="simple">https://www.sciencedirect.com/science/article/pii/S0304380008005899</text:a></text:p>
          </table:table-cell>
        </table:table-row>
        <table:table-row table:style-name="ro3">
          <table:table-cell office:value-type="string" calcext:value-type="string">
            <text:p>Llebot et 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N2PD(DOM)</text:p>
          </table:table-cell>
          <table:table-cell office:value-type="string" calcext:value-type="string">
            <text:p>homogenous</text:p>
          </table:table-cell>
          <table:table-cell office:value-type="string" calcext:value-type="string">
            <text:p>Mediterranean B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+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ad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92479631000120X" xlink:type="simple">https://www.sciencedirect.com/science/article/pii/S092479631000120X</text:a></text:p>
          </table:table-cell>
        </table:table-row>
        <table:table-row table:style-name="ro3">
          <table:table-cell office:value-type="string" calcext:value-type="string">
            <text:p>Kidston et 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ZD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Southern Oce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2+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ad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www.sciencedirect.com/science/article/pii/S0924796313001012" xlink:type="simple">https://www.sciencedirect.com/science/article/pii/S0924796313001012</text:a></text:p>
          </table:table-cell>
        </table:table-row>
        <table:table-row table:style-name="ro2">
          <table:table-cell office:value-type="string" calcext:value-type="string">
            <text:p>Anderson et 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NPZD</text:p>
          </table:table-cell>
          <table:table-cell office:value-type="string" calcext:value-type="string">
            <text:p>mxLayer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Conc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2+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luctu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eprints.soton.ac.uk/382241/1/gmd-8-2231-2015.pdf" xlink:type="simple">https://eprints.soton.ac.uk/382241/1/gmd-8-2231-2015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0T11:34:14.226421991</meta:creation-date>
    <dc:date>2020-04-20T11:39:05.933005168</dc:date>
    <meta:editing-duration>PT4M52S</meta:editing-duration>
    <meta:editing-cycles>1</meta:editing-cycles>
    <meta:document-statistic meta:table-count="1" meta:cell-count="465" meta:object-count="0"/>
    <meta:generator>LibreOffice/6.4.2.2$Linux_X86_64 LibreOffice_project/470efa65018866d4eccd0320fc85de07297c8d71</meta:generator>
  </office:meta>
</office:document-meta>
</file>